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D8000006054BFD9310038E51C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automatic-styles>
    <style:style style:name="Table1" style:family="table">
      <style:table-properties style:width="21.001cm" table:align="margins"/>
    </style:style>
    <style:style style:name="Table1.A" style:family="table-column">
      <style:table-column-properties style:column-width="4.604cm" style:rel-column-width="14366*"/>
    </style:style>
    <style:style style:name="Table1.B" style:family="table-column">
      <style:table-column-properties style:column-width="16.397cm" style:rel-column-width="51169*"/>
    </style:style>
    <style:style style:name="Table1.A1" style:family="table-cell">
      <style:table-cell-properties fo:padding="0.097cm" fo:border="none"/>
    </style:style>
    <style:style style:name="P1" style:family="paragraph" style:parent-style-name="Standard" style:master-page-name="Start_20_Page">
      <style:paragraph-properties style:page-number="auto"/>
    </style:style>
    <style:style style:name="T1" style:family="text">
      <style:text-properties officeooo:rsid="001c3a5d"/>
    </style:style>
    <style:style style:name="T2" style:family="text">
      <style:text-properties officeooo:rsid="00213059"/>
    </style:style>
    <style:style style:name="T3" style:family="text">
      <style:text-properties officeooo:rsid="00220ab9"/>
    </style:style>
    <style:style style:name="T4" style:family="text">
      <style:text-properties officeooo:rsid="0022955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1"><draw:frame draw:style-name="fr1" draw:name="studio_man_front_page.jpg" text:anchor-type="paragraph" svg:width="21.001cm" svg:height="26.099cm" draw:z-index="0"><draw:image xlink:href="Pictures/10000000000004D8000006054BFD9310038E51C6.jpg" xlink:type="simple" xlink:show="embed" xlink:actuate="onLoad" draw:mime-type="image/jpeg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Start_20_page_20_version">Ver. 0.1<text:span text:style-name="T2">4</text:span>.<text:span text:style-name="T4">2</text:span> – 0<text:span text:style-name="T2">6</text:span>/202<text:span text:style-name="T1">4</text:span></text:p>
            <text:p text:style-name="Start_20_page_20_version">www.envox.eu</text:p>
            <text:p text:style-name="Start_20_page_20_version">github.com/eez-op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0.3cm"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Arial" fo:font-family="Arial" style:font-family-generic="swiss" fo:font-size="10.5pt" style:font-name-complex="DejaVu Sans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.499cm" fo:margin-right="0cm" fo:margin-top="0cm" fo:margin-bottom="0cm" style:contextual-spacing="false" fo:text-indent="0cm" style:auto-text-indent="false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>
      <style:paragraph-properties fo:margin-left="0cm" fo:margin-right="0cm" fo:margin-top="0cm" fo:margin-bottom="0.3cm" style:contextual-spacing="false" fo:text-indent="0cm" style:auto-text-indent="fals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loext:opacity="100%" fo:font-size="10.5pt"/>
    </style:style>
    <style:style style:name="Start_20_page_20_version" style:display-name="Start page version" style:family="paragraph" style:parent-style-name="Standard">
      <style:paragraph-properties fo:line-height="100%"/>
      <style:text-properties fo:color="#212142" loext:opacity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file-name text:display="name">EEZ Studio reference guide - star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file-name text:display="name">EEZ Studio reference guide - star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 draw:style-name="Mdp1"/>
    <style:master-page style:name="master_5f_first_20_page" style:display-name="master_first page" style:page-layout-name="Mpm6" draw:style-name="Mdp1" style:next-style-name="master_5f_left_20_page"/>
    <style:master-page style:name="master_5f_left_20_page" style:display-name="master_left page" style:page-layout-name="Mpm7" draw:style-name="Mdp1" style:next-style-name="master_5f_right_20_page"/>
    <style:master-page style:name="master_5f_right_20_page" style:display-name="master_right page" style:page-layout-name="Mpm8" draw:style-name="Mdp2" style:next-style-name="master_5f_left_20_page"/>
    <style:master-page style:name="Start_20_Page" style:display-name="Start Page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9-03T16:39:24</meta:creation-date>
    <dc:date>2015-09-07T12:21:52</dc:date>
    <meta:editing-duration>PT20H8M38S</meta:editing-duration>
    <meta:editing-cycles>329</meta:editing-cycles>
    <meta:generator>LibreOffice/7.3.7.2$Linux_X86_64 LibreOffice_project/e114eadc50a9ff8d8c8a0567d6da8f454beeb84f</meta:generator>
    <dc:title>EEZ Studio user manual</dc:title>
    <meta:keyword>Open source</meta:keyword>
    <meta:keyword>Test &amp; Measurements</meta:keyword>
    <meta:keyword>SCPI</meta:keyword>
    <meta:keyword>Cross-platform</meta:keyword>
    <meta:keyword>Embedded GUI</meta:keyword>
    <meta:keyword>Low-code</meta:keyword>
    <meta:document-statistic meta:table-count="1" meta:image-count="1" meta:object-count="0" meta:page-count="1" meta:paragraph-count="8" meta:word-count="22" meta:character-count="133" meta:non-whitespace-character-count="118"/>
    <meta:user-defined meta:name="WebPublish_HTML_Profile">EEZ (HTML)</meta:user-defined>
  </office:meta>
</office:document-meta>
</file>